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a80" officeooo:paragraph-rsid="001b7eac"/>
    </style:style>
    <style:style style:name="P2" style:family="paragraph" style:parent-style-name="Standard">
      <style:text-properties officeooo:rsid="00198a80" officeooo:paragraph-rsid="001c4b3b"/>
    </style:style>
    <style:style style:name="T1" style:family="text">
      <style:text-properties officeooo:rsid="001b7eac"/>
    </style:style>
    <style:style style:name="T2" style:family="text">
      <style:text-properties officeooo:rsid="001c4b3b"/>
    </style:style>
    <style:style style:name="T3" style:family="text">
      <style:text-properties officeooo:rsid="001c4c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 want to make a simple web application that lets the user design a reading list around their travel itinerary. Because it's through the internet the options for what to read does not have to be a book, it may be just a portion of a book, or an article, or maybe a blog posts. Its up to the user to browse through content we collect and preview for them so they can choose how to configure and compose the selections. The content we collect will have to do with the places they plan to visit over their travels. I mean travel in the sense of the pilgrimage that many young adults around the world will take before during or after university. In other words, a lengthy expedition to some place foreign and far away</text:p>
      <text:p text:style-name="Text_20_body">The web application will gather information from the user through a form. It will then collect literary content based on user data like the user's destinations. That and other information will be used to narrow down the search results for recommend content, like a book of historical fiction that takes place in the country they will visit. Other key information may be questions about the type of reading material the user prefers, the planned length of travel, and preferences for genres. Not only will this serve people who like to read about travel, but more specifically those who like the read relevant works when they travel.</text:p>
      <text:p text:style-name="Text_20_body">The application should display customer feedback to give users an even better sense of what the interest of certain pieces are. In order to ensure people still purchase the product and properly access the experience, that feedback should be monitored. The features should excite the users and help them feel like this purchase will enhance a trip that they already eagerly anticipate. It shouldn't shy away from how this may be another way to spoil yourself or  whoever you gift the compilation as a present. It should highlight how this is an essential part of a true explorer's trip. Furthermore the features should give the users easy access to a process of complete control over content. They can sample, reorganize and choose how to compose the selections. Finally the final page where they purchase the content should be as easy as the experience on Amazon.</text:p>
      <text:p text:style-name="Text_20_body">The application should function on all devices because this experience should be as accessible, portable and as easy as possible. Because of copyright restrictions, the initial version of the site will only user content that is open source. The compiled an edited reading list will be offered as an electronic version for the Kindle or an i-device, as an audio recording, or as a hard copy sent by mail. While users should have complete control over the final purchase, the functionality does most of the work by matching key words submitted by the user, like the name of their destination, to relevant options. The functionality should be inline with standards of amazon, quick clean and efficient.</text:p>
      <text:p text:style-name="Text_20_body">In fact, this would take years to fully develop, but the idea is interesting so I will make a simpler version of this product that contains a much small library and fewer options for how to narrow a request for selected recommendation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5:36:47.139000000</meta:creation-date>
    <dc:date>2015-03-20T18:01:13.214000000</dc:date>
    <meta:editing-duration>PT26M11S</meta:editing-duration>
    <meta:editing-cycles>3</meta:editing-cycles>
    <meta:generator>LibreOffice/4.4.0.3$Windows_x86 LibreOffice_project/de093506bcdc5fafd9023ee680b8c60e3e0645d7</meta:generator>
    <meta:document-statistic meta:table-count="0" meta:image-count="0" meta:object-count="0" meta:page-count="1" meta:paragraph-count="5" meta:word-count="544" meta:character-count="3144" meta:non-whitespace-character-count="2603"/>
  </office:meta>
</office:document-meta>
</file>